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9-03-26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50272" calcext:value-type="float">
            <text:p>59.42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51568" calcext:value-type="float">
            <text:p>59.39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67392" calcext:value-type="float">
            <text:p>59.40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67392" calcext:value-type="float">
            <text:p>59.40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34448" calcext:value-type="float">
            <text:p>59.41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78288" calcext:value-type="float">
            <text:p>59.43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2944" calcext:value-type="float">
            <text:p>59.42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759" calcext:value-type="float">
            <text:p>59.158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2297" calcext:value-type="float">
            <text:p>59.272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77152" calcext:value-type="float">
            <text:p>59.3757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9065454546" calcext:value-type="float">
            <text:p>59.4849065454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986816" calcext:value-type="float">
            <text:p>59.569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81888" calcext:value-type="float">
            <text:p>59.77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0876" calcext:value-type="float">
            <text:p>59.84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17891612903" calcext:value-type="float">
            <text:p>59.64178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15809032258" calcext:value-type="float">
            <text:p>59.671580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90704" calcext:value-type="float">
            <text:p>59.66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8846451613" calcext:value-type="float">
            <text:p>59.606884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83896" calcext:value-type="float">
            <text:p>59.70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85731612903" calcext:value-type="float">
            <text:p>59.81857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6464" calcext:value-type="float">
            <text:p>59.8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07014193548" calcext:value-type="float">
            <text:p>59.91070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95847741936" calcext:value-type="float">
            <text:p>60.169584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3268" calcext:value-type="float">
            <text:p>60.18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21468387097" calcext:value-type="float">
            <text:p>60.242146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0832" calcext:value-type="float">
            <text:p>60.2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7122580645" calcext:value-type="float">
            <text:p>60.39071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80402580645" calcext:value-type="float">
            <text:p>60.34804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3492" calcext:value-type="float">
            <text:p>59.94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58198709678" calcext:value-type="float">
            <text:p>59.985819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1712" calcext:value-type="float">
            <text:p>60.06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33731612903" calcext:value-type="float">
            <text:p>60.12337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7655172414" calcext:value-type="float">
            <text:p>60.2137655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99432258065" calcext:value-type="float">
            <text:p>60.25994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35460645161" calcext:value-type="float">
            <text:p>60.52354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98712" calcext:value-type="float">
            <text:p>60.58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9212903226" calcext:value-type="float">
            <text:p>60.61292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23984" calcext:value-type="float">
            <text:p>60.64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31179354839" calcext:value-type="float">
            <text:p>60.613117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82736" calcext:value-type="float">
            <text:p>60.558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04528" calcext:value-type="float">
            <text:p>60.62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719" calcext:value-type="float">
            <text:p>60.7437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39365517241" calcext:value-type="float">
            <text:p>60.793936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9008" calcext:value-type="float">
            <text:p>60.90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35131428571" calcext:value-type="float">
            <text:p>60.983513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2936774194" calcext:value-type="float">
            <text:p>61.04829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5551483871" calcext:value-type="float">
            <text:p>61.52555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1096" calcext:value-type="float">
            <text:p>61.60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77780645161" calcext:value-type="float">
            <text:p>61.61777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00696" calcext:value-type="float">
            <text:p>61.72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77489032258" calcext:value-type="float">
            <text:p>61.777748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73442580645" calcext:value-type="float">
            <text:p>61.63734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60056" calcext:value-type="float">
            <text:p>61.71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07158709677" calcext:value-type="float">
            <text:p>61.820715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5896" calcext:value-type="float">
            <text:p>61.90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29654193548" calcext:value-type="float">
            <text:p>62.02296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77451428572" calcext:value-type="float">
            <text:p>62.077745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40583225806" calcext:value-type="float">
            <text:p>62.164058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9269677419" calcext:value-type="float">
            <text:p>62.58792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0596" calcext:value-type="float">
            <text:p>62.68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26578064516" calcext:value-type="float">
            <text:p>62.73265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90056" calcext:value-type="float">
            <text:p>62.85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8366451613" calcext:value-type="float">
            <text:p>62.651836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8789677419" calcext:value-type="float">
            <text:p>62.584878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1944" calcext:value-type="float">
            <text:p>62.56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4307096774" calcext:value-type="float">
            <text:p>62.59943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71136" calcext:value-type="float">
            <text:p>62.70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29873548387" calcext:value-type="float">
            <text:p>62.81298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68654285714" calcext:value-type="float">
            <text:p>62.876865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14428387097" calcext:value-type="float">
            <text:p>62.991442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55432258064" calcext:value-type="float">
            <text:p>63.155543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87864" calcext:value-type="float">
            <text:p>63.23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58438709677" calcext:value-type="float">
            <text:p>63.22584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10952" calcext:value-type="float">
            <text:p>63.271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7223225806" calcext:value-type="float">
            <text:p>63.285722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28418064516" calcext:value-type="float">
            <text:p>63.44284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33136" calcext:value-type="float">
            <text:p>62.783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40518709677" calcext:value-type="float">
            <text:p>62.604051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3232" calcext:value-type="float">
            <text:p>62.68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37048" calcext:value-type="float">
            <text:p>62.76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1773793104" calcext:value-type="float">
            <text:p>62.85217737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30103225806" calcext:value-type="float">
            <text:p>62.92301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34213333333" calcext:value-type="float">
            <text:p>63.10342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48717142857" calcext:value-type="float">
            <text:p>63.144871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77614285714" calcext:value-type="float">
            <text:p>63.18776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41536551724" calcext:value-type="float">
            <text:p>63.214153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17318709677" calcext:value-type="float">
            <text:p>63.091731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4278" calcext:value-type="float">
            <text:p>63.184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04008888889" calcext:value-type="float">
            <text:p>63.010400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1588965517" calcext:value-type="float">
            <text:p>63.0721588965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91542068966" calcext:value-type="float">
            <text:p>63.179154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7616" calcext:value-type="float">
            <text:p>63.31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44017777778" calcext:value-type="float">
            <text:p>63.384401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98096" calcext:value-type="float">
            <text:p>63.44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5029565217" calcext:value-type="float">
            <text:p>63.67550295652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0816" calcext:value-type="float">
            <text:p>63.72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72208" calcext:value-type="float">
            <text:p>63.71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58143157895" calcext:value-type="float">
            <text:p>63.8458143157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8384" calcext:value-type="float">
            <text:p>63.7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972" calcext:value-type="float">
            <text:p>63.7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1394" calcext:value-type="float">
            <text:p>63.731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5966" calcext:value-type="float">
            <text:p>63.735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987" calcext:value-type="float">
            <text:p>63.729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15626666667" calcext:value-type="float">
            <text:p>63.64156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00293333333" calcext:value-type="float">
            <text:p>63.65002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732" calcext:value-type="float">
            <text:p>63.6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0104" calcext:value-type="float">
            <text:p>63.5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82962857143" calcext:value-type="float">
            <text:p>63.548296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73017142857" calcext:value-type="float">
            <text:p>63.537301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37724444444" calcext:value-type="float">
            <text:p>63.513772444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03942857143" calcext:value-type="float">
            <text:p>63.57039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7253333333" calcext:value-type="float">
            <text:p>63.63072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634944" calcext:value-type="float">
            <text:p>63.786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70002857143" calcext:value-type="float">
            <text:p>63.847000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3723870968" calcext:value-type="float">
            <text:p>64.062372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30696" calcext:value-type="float">
            <text:p>64.1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1357419355" calcext:value-type="float">
            <text:p>64.12313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1096" calcext:value-type="float">
            <text:p>64.1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73752258065" calcext:value-type="float">
            <text:p>64.09737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98738064516" calcext:value-type="float">
            <text:p>64.079873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0804" calcext:value-type="float">
            <text:p>64.09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9969032258" calcext:value-type="float">
            <text:p>64.142996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76008" calcext:value-type="float">
            <text:p>64.21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85432258065" calcext:value-type="float">
            <text:p>64.29854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20339310345" calcext:value-type="float">
            <text:p>64.332033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5303225806" calcext:value-type="float">
            <text:p>64.41653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70619354839" calcext:value-type="float">
            <text:p>64.73706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7536" calcext:value-type="float">
            <text:p>64.77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81491612903" calcext:value-type="float">
            <text:p>64.80814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9112" calcext:value-type="float">
            <text:p>64.8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5783225806" calcext:value-type="float">
            <text:p>64.800578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27935483871" calcext:value-type="float">
            <text:p>64.7527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64288" calcext:value-type="float">
            <text:p>64.74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45401290323" calcext:value-type="float">
            <text:p>64.814540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4662068966" calcext:value-type="float">
            <text:p>64.913466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29688" calcext:value-type="float">
            <text:p>65.0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6044444445" calcext:value-type="float">
            <text:p>65.09060444444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57168" calcext:value-type="float">
            <text:p>65.14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5006451613" calcext:value-type="float">
            <text:p>65.67850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4872" calcext:value-type="float">
            <text:p>65.77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6348" calcext:value-type="float">
            <text:p>65.77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188" calcext:value-type="float">
            <text:p>65.76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81881290323" calcext:value-type="float">
            <text:p>65.808188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72510967742" calcext:value-type="float">
            <text:p>65.857251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09248" calcext:value-type="float">
            <text:p>65.92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03682580645" calcext:value-type="float">
            <text:p>66.02036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11352" calcext:value-type="float">
            <text:p>66.13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6888" calcext:value-type="float">
            <text:p>66.2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09528888889" calcext:value-type="float">
            <text:p>66.410952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85687741936" calcext:value-type="float">
            <text:p>66.518568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6896" calcext:value-type="float">
            <text:p>67.31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2971034483" calcext:value-type="float">
            <text:p>67.449297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54504" calcext:value-type="float">
            <text:p>67.53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3028965517" calcext:value-type="float">
            <text:p>67.6533028965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5424" calcext:value-type="float">
            <text:p>67.76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05424" calcext:value-type="float">
            <text:p>67.89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9815172414" calcext:value-type="float">
            <text:p>68.0379815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3424" calcext:value-type="float">
            <text:p>68.195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42648571429" calcext:value-type="float">
            <text:p>68.304264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28096551724" calcext:value-type="float">
            <text:p>68.462809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20636923077" calcext:value-type="float">
            <text:p>68.56206369230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3272" calcext:value-type="float">
            <text:p>67.92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59047272727" calcext:value-type="float">
            <text:p>69.895904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0386666667" calcext:value-type="float">
            <text:p>69.86303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23795555556" calcext:value-type="float">
            <text:p>69.782379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2822068966" calcext:value-type="float">
            <text:p>69.918282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45008" calcext:value-type="float">
            <text:p>69.89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3832" calcext:value-type="float">
            <text:p>69.89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94242758621" calcext:value-type="float">
            <text:p>69.8594242758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23368" calcext:value-type="float">
            <text:p>69.85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8775172414" calcext:value-type="float">
            <text:p>69.8728775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23112" calcext:value-type="float">
            <text:p>69.95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73545714286" calcext:value-type="float">
            <text:p>69.947354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64056" calcext:value-type="float">
            <text:p>69.99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31765517241" calcext:value-type="float">
            <text:p>69.953176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0971428572" calcext:value-type="float">
            <text:p>69.847097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60936" calcext:value-type="float">
            <text:p>69.78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2906" calcext:value-type="float">
            <text:p>69.732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01936551724" calcext:value-type="float">
            <text:p>69.630193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8228137931" calcext:value-type="float">
            <text:p>69.538228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69928571429" calcext:value-type="float">
            <text:p>69.55699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68747586207" calcext:value-type="float">
            <text:p>69.666874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06694285714" calcext:value-type="float">
            <text:p>69.690669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86430344828" calcext:value-type="float">
            <text:p>69.888643034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01821538462" calcext:value-type="float">
            <text:p>69.9201821538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28893793104" calcext:value-type="float">
            <text:p>70.07288937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77467826087" calcext:value-type="float">
            <text:p>70.29774678260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5768421053" calcext:value-type="float">
            <text:p>70.2475768421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8901052632" calcext:value-type="float">
            <text:p>70.04689010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42776470588" calcext:value-type="float">
            <text:p>70.084277647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6327" calcext:value-type="float">
            <text:p>69.9263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11856" calcext:value-type="float">
            <text:p>70.14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114" calcext:value-type="float">
            <text:p>70.08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1024" calcext:value-type="float">
            <text:p>70.08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0002" calcext:value-type="float">
            <text:p>70.120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384" calcext:value-type="float">
            <text:p>70.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5242" calcext:value-type="float">
            <text:p>70.135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6213333333" calcext:value-type="float">
            <text:p>70.16462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1498461538" calcext:value-type="float">
            <text:p>70.6581498461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7906206897" calcext:value-type="float">
            <text:p>70.622790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4772" calcext:value-type="float">
            <text:p>70.18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6552" calcext:value-type="float">
            <text:p>70.16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0876137931" calcext:value-type="float">
            <text:p>70.150876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32874285714" calcext:value-type="float">
            <text:p>70.063287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84002758621" calcext:value-type="float">
            <text:p>70.0484002758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70677142857" calcext:value-type="float">
            <text:p>70.047067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42860689655" calcext:value-type="float">
            <text:p>70.054286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13058461538" calcext:value-type="float">
            <text:p>70.0013058461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4468965517" calcext:value-type="float">
            <text:p>69.9484468965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41692631579" calcext:value-type="float">
            <text:p>69.8941692631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1344" calcext:value-type="float">
            <text:p>69.96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3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06" meta:object-count="0"/>
    <meta:user-defined meta:name="AppVersion">3.0</meta:user-defined>
  </office:meta>
</office:document-meta>
</file>